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San serif" svg:font-family="'San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 serif" fo:font-weight="bold" officeooo:paragraph-rsid="00144479" style:font-weight-asian="bold" style:font-weight-complex="bold"/>
    </style:style>
    <style:style style:name="P2" style:family="paragraph" style:parent-style-name="Standard">
      <style:text-properties style:font-name="San serif" fo:font-weight="bold" officeooo:rsid="0018d4d4" officeooo:paragraph-rsid="0018d4d4" style:font-weight-asian="bold" style:font-weight-complex="bold"/>
    </style:style>
    <style:style style:name="P3" style:family="paragraph" style:parent-style-name="Standard">
      <style:text-properties style:font-name="San serif" fo:font-weight="bold" officeooo:rsid="0018d4d4" officeooo:paragraph-rsid="00219264" style:font-weight-asian="bold" style:font-weight-complex="bold"/>
    </style:style>
    <style:style style:name="P4" style:family="paragraph" style:parent-style-name="Standard">
      <style:text-properties style:font-name="San serif" officeooo:rsid="00144479" officeooo:paragraph-rsid="00144479"/>
    </style:style>
    <style:style style:name="P5" style:family="paragraph" style:parent-style-name="Standard">
      <style:text-properties style:font-name="San serif" officeooo:rsid="00144479" officeooo:paragraph-rsid="00159a78"/>
    </style:style>
    <style:style style:name="P6" style:family="paragraph" style:parent-style-name="Standard">
      <style:text-properties style:font-name="San serif" officeooo:paragraph-rsid="00159a78"/>
    </style:style>
    <style:style style:name="P7" style:family="paragraph" style:parent-style-name="Standard">
      <style:text-properties style:font-name="San serif" officeooo:rsid="00159a78" officeooo:paragraph-rsid="00159a78"/>
    </style:style>
    <style:style style:name="P8" style:family="paragraph" style:parent-style-name="Standard">
      <style:text-properties style:font-name="San serif" officeooo:rsid="00167f42" officeooo:paragraph-rsid="00167f42"/>
    </style:style>
    <style:style style:name="P9" style:family="paragraph" style:parent-style-name="Standard">
      <style:text-properties style:font-name="San serif" officeooo:rsid="00167f42" officeooo:paragraph-rsid="00170fa5"/>
    </style:style>
    <style:style style:name="P10" style:family="paragraph" style:parent-style-name="Standard">
      <style:text-properties style:font-name="San serif" officeooo:rsid="00170fa5" officeooo:paragraph-rsid="00170fa5"/>
    </style:style>
    <style:style style:name="P11" style:family="paragraph" style:parent-style-name="Standard">
      <style:text-properties style:font-name="San serif" officeooo:rsid="0017cd76" officeooo:paragraph-rsid="0017cd76"/>
    </style:style>
    <style:style style:name="P12" style:family="paragraph" style:parent-style-name="Standard">
      <style:text-properties style:font-name="San serif" officeooo:rsid="0018d4d4" officeooo:paragraph-rsid="0018d4d4"/>
    </style:style>
    <style:style style:name="P13" style:family="paragraph" style:parent-style-name="Standard">
      <style:text-properties style:font-name="San serif" fo:font-weight="normal" officeooo:rsid="002335e3" officeooo:paragraph-rsid="002335e3" style:font-weight-asian="normal" style:font-weight-complex="normal"/>
    </style:style>
    <style:style style:name="P14" style:family="paragraph" style:parent-style-name="Standard">
      <style:text-properties style:font-name="San serif" fo:font-weight="normal" officeooo:rsid="00248350" officeooo:paragraph-rsid="00248350" style:font-weight-asian="normal" style:font-weight-complex="normal"/>
    </style:style>
    <style:style style:name="P15" style:family="paragraph" style:parent-style-name="Standard">
      <style:text-properties style:font-name="San serif" fo:font-weight="normal" officeooo:rsid="0025f37d" officeooo:paragraph-rsid="0025f37d" style:font-weight-asian="normal" style:font-weight-complex="normal"/>
    </style:style>
    <style:style style:name="P16" style:family="paragraph" style:parent-style-name="Standard">
      <style:text-properties officeooo:rsid="0018d4d4" officeooo:paragraph-rsid="0018d4d4"/>
    </style:style>
    <style:style style:name="P17" style:family="paragraph" style:parent-style-name="Standard">
      <style:paragraph-properties fo:text-align="start" style:justify-single-word="false"/>
      <style:text-properties fo:font-weight="bold" officeooo:rsid="0018d4d4" officeooo:paragraph-rsid="0018d4d4" style:font-weight-asian="bold" style:font-weight-complex="bold"/>
    </style:style>
    <style:style style:name="P18" style:family="paragraph" style:parent-style-name="Standard">
      <style:text-properties officeooo:paragraph-rsid="001a4167"/>
    </style:style>
    <style:style style:name="P19" style:family="paragraph" style:parent-style-name="Standard">
      <style:text-properties officeooo:paragraph-rsid="001b5727"/>
    </style:style>
    <style:style style:name="P20" style:family="paragraph" style:parent-style-name="Standard">
      <style:text-properties officeooo:paragraph-rsid="001d17cf"/>
    </style:style>
    <style:style style:name="P21" style:family="paragraph" style:parent-style-name="Standard">
      <style:text-properties fo:color="#c9211e" officeooo:rsid="001eada1" officeooo:paragraph-rsid="001eada1"/>
    </style:style>
    <style:style style:name="P22" style:family="paragraph" style:parent-style-name="Standard">
      <style:text-properties officeooo:paragraph-rsid="0021ce84"/>
    </style:style>
    <style:style style:name="P23" style:family="paragraph" style:parent-style-name="Standard">
      <style:paragraph-properties style:writing-mode="lr-tb"/>
    </style:style>
    <style:style style:name="P24" style:family="paragraph" style:parent-style-name="Standard">
      <style:text-properties style:font-name="San serif" officeooo:rsid="001b5727" officeooo:paragraph-rsid="001b5727"/>
    </style:style>
    <style:style style:name="P25" style:family="paragraph" style:parent-style-name="Standard">
      <style:text-properties style:font-name="San serif" fo:font-weight="normal" officeooo:rsid="001c62ce" officeooo:paragraph-rsid="001d17cf" style:font-weight-asian="normal" style:font-weight-complex="normal"/>
    </style:style>
    <style:style style:name="P26" style:family="paragraph" style:parent-style-name="Standard">
      <style:text-properties style:font-name="San serif" fo:font-weight="normal" officeooo:rsid="001d17cf" officeooo:paragraph-rsid="001d17cf" style:font-weight-asian="normal" style:font-weight-complex="normal"/>
    </style:style>
    <style:style style:name="P27" style:family="paragraph" style:parent-style-name="Standard">
      <style:text-properties style:font-name="San serif" fo:font-weight="normal" officeooo:rsid="002215cb" officeooo:paragraph-rsid="0021ce84" style:font-weight-asian="normal" style:font-weight-complex="normal"/>
    </style:style>
    <style:style style:name="P28" style:family="paragraph" style:parent-style-name="Standard">
      <style:text-properties style:font-name="San serif" fo:font-weight="normal" officeooo:rsid="002215cb" officeooo:paragraph-rsid="002215cb" style:font-weight-asian="normal" style:font-weight-complex="normal"/>
    </style:style>
    <style:style style:name="P29" style:family="paragraph" style:parent-style-name="Standard">
      <style:text-properties style:font-name="San serif" fo:font-weight="normal" officeooo:rsid="002215cb" officeooo:paragraph-rsid="0025f37d" style:font-weight-asian="normal" style:font-weight-complex="normal"/>
    </style:style>
    <style:style style:name="T1" style:family="text">
      <style:text-properties style:font-name="sans-serif"/>
    </style:style>
    <style:style style:name="T2" style:family="text">
      <style:text-properties style:font-name="sans-serif" officeooo:rsid="00144479"/>
    </style:style>
    <style:style style:name="T3" style:family="text">
      <style:text-properties style:font-name="sans-serif" fo:font-weight="bold" style:font-weight-asian="bold" style:font-weight-complex="bold"/>
    </style:style>
    <style:style style:name="T4" style:family="text">
      <style:text-properties officeooo:rsid="00144479"/>
    </style:style>
    <style:style style:name="T5" style:family="text">
      <style:text-properties fo:color="#c9211e"/>
    </style:style>
    <style:style style:name="T6" style:family="text">
      <style:text-properties officeooo:rsid="0014bd00"/>
    </style:style>
    <style:style style:name="T7" style:family="text">
      <style:text-properties officeooo:rsid="00170fa5"/>
    </style:style>
    <style:style style:name="T8" style:family="text">
      <style:text-properties style:font-name="San serif"/>
    </style:style>
    <style:style style:name="T9" style:family="text">
      <style:text-properties style:font-name="San serif" officeooo:rsid="0017cd76"/>
    </style:style>
    <style:style style:name="T10" style:family="text">
      <style:text-properties style:font-name="San serif" fo:font-weight="bold" style:font-weight-asian="bold" style:font-weight-complex="bold"/>
    </style:style>
    <style:style style:name="T11" style:family="text">
      <style:text-properties style:font-name="San serif" fo:font-weight="normal" officeooo:rsid="001a4167" style:font-weight-asian="normal" style:font-weight-complex="normal"/>
    </style:style>
    <style:style style:name="T12" style:family="text">
      <style:text-properties style:font-name="San serif" fo:font-weight="normal" officeooo:rsid="001d17cf" style:font-weight-asian="normal" style:font-weight-complex="normal"/>
    </style:style>
    <style:style style:name="T13" style:family="text">
      <style:text-properties style:font-name="San serif" fo:font-weight="normal" officeooo:rsid="001c62ce" style:font-weight-asian="normal" style:font-weight-complex="normal"/>
    </style:style>
    <style:style style:name="T14" style:family="text">
      <style:text-properties style:font-name="San serif" fo:font-weight="normal" officeooo:rsid="0021ce84" style:font-weight-asian="normal" style:font-weight-complex="normal"/>
    </style:style>
    <style:style style:name="T15" style:family="text">
      <style:text-properties style:font-name="San serif" fo:font-weight="normal" officeooo:rsid="002215cb" style:font-weight-asian="normal" style:font-weight-complex="normal"/>
    </style:style>
    <style:style style:name="T16" style:family="text">
      <style:text-properties style:font-name="San serif" officeooo:rsid="001a4167"/>
    </style:style>
    <style:style style:name="T17" style:family="text">
      <style:text-properties style:font-name="San serif" officeooo:rsid="001b5727"/>
    </style:style>
    <style:style style:name="T18" style:family="text">
      <style:text-properties officeooo:rsid="001a4167"/>
    </style:style>
    <style:style style:name="T19" style:family="text">
      <style:text-properties officeooo:rsid="00219264"/>
    </style:style>
    <style:style style:name="T20" style:family="text">
      <style:text-properties officeooo:rsid="00248350"/>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page3R_mcid0"/><text:span text:style-name="T1">Planificación</text:span> <text:span text:style-name="T1">con números y optimización</text:span></text:p>
      <text:p text:style-name="P23"><text:bookmark text:name="page3R_mcid2"/><text:span text:style-name="T2">P</text:span><text:span text:style-name="T1">ráctica de laboratorio 1</text:span> – <text:span text:style-name="T1">Parte</text:span> <text:span text:style-name="T1">2/3</text:span> – <text:span text:style-name="T1">Planificación Automática</text:span> <text:span text:style-name="T1">-</text:span> <text:span text:style-name="T1">Curso 2022-23</text:span></text:p>
      <text:p text:style-name="Standard"/>
      <text:p text:style-name="Standard"/>
      <text:p text:style-name="P23"><text:bookmark text:name="page3R_mcid5"/><text:span text:style-name="T1">Ejercicio</text:span> <text:span text:style-name="T1">2.1:</text:span> <text:span text:style-name="T1">Servicio de</text:span> <text:span text:style-name="T1">emergencias,</text:span> <text:span text:style-name="T1">transportadores</text:span></text:p>
      <text:p text:style-name="Standard"/>
      <text:p text:style-name="P1"><text:span text:style-name="T4">3. </text:span><text:bookmark text:name="page31R_mcid6"/><text:span text:style-name="T4">V</text:span>erifica que los dominios y problemas generados pueden ser resueltos correctamente<text:line-break/>utilizando las nuevas acciones relacionadas con el transportador. Haz pruebas con los<text:line-break/>planificadores de la parte 1 en problemas de pequeño tamaño. ¿Qué planificadores<text:line-break/>hacen uso de los transportadores? ¿Cuáles no?</text:p>
      <text:p text:style-name="P1"/>
      <text:p text:style-name="P1"/>
      <text:p text:style-name="P4">Para las pruebas hemos utilizado 3 problemas distintos: uno de complejidad 10, otro de complejidad 20 y un último problema de complejidad 50. Cuando hablamos de complejidad nos referimos a la cantidad de localizaciones, personas, cajas y metas. <text:span text:style-name="T5">Además, se utiliza en cada uno de ellos un único dron y un transportador de capacidad 4.</text:span></text:p>
      <text:p text:style-name="P4"><text:s/></text:p>
      <text:p text:style-name="P4">Los planificadores utilizados para realizar el análisis han sido el planificador Fast Forward(FF), LPG-TD, SGPLAN40 y Fast Downward.</text:p>
      <text:p text:style-name="P4"/>
      <text:p text:style-name="P5">A continuación mostraremos los resultad<text:span text:style-name="T6">o</text:span>s obtenidos en un <text:span text:style-name="T6">gráfico</text:span> para cada problema: </text:p>
      <text:p text:style-name="P5"/>
      <text:p text:style-name="P7">1. Complejidad 10:</text:p>
      <text:p text:style-name="P6"/>
      <text:p text:style-name="P6"><draw:frame draw:style-name="fr1" draw:name="Objeto1" text:anchor-type="char" svg:x="0.501cm" svg:y="0.012cm" svg:width="15.998cm" svg:height="8.999cm" draw:z-index="0"><draw:object xlink:href="./Object 1" xlink:type="simple" xlink:show="embed" xlink:actuate="onLoad"/><draw:image xlink:href="./ObjectReplacements/Object 1" xlink:type="simple" xlink:show="embed" xlink:actuate="onLoad"/></draw:frame></text:p>
      <text:p text:style-name="P6"/>
      <text:p text:style-name="P7">2. Complejidad 20:</text:p>
      <text:p text:style-name="P7"/>
      <text:p text:style-name="P6"><draw:frame draw:style-name="fr1" draw:name="Objeto2" text:anchor-type="char" svg:x="0.501cm" svg:y="0.012cm" svg:width="15.998cm" svg:height="8.999cm" draw:z-index="1"><draw:object xlink:href="./Object 2" xlink:type="simple" xlink:show="embed" xlink:actuate="onLoad"/><draw:image xlink:href="./ObjectReplacements/Object 2" xlink:type="simple" xlink:show="embed" xlink:actuate="onLoad"/><svg:desc>gráfico</svg:desc></draw:frame><text:soft-page-break/></text:p>
      <text:p text:style-name="P6"/>
      <text:p text:style-name="P6"/>
      <text:p text:style-name="P6"/>
      <text:p text:style-name="P8">3.- Complejidad 50:</text:p>
      <text:p text:style-name="P8"/>
      <text:p text:style-name="P8"><draw:frame draw:style-name="fr1" draw:name="Objeto3" text:anchor-type="char" svg:x="0.501cm" svg:y="0.347cm" svg:width="15.998cm" svg:height="8.999cm" draw:z-index="2"><draw:object xlink:href="./Object 3" xlink:type="simple" xlink:show="embed" xlink:actuate="onLoad"/><draw:image xlink:href="./ObjectReplacements/Object 3" xlink:type="simple" xlink:show="embed" xlink:actuate="onLoad"/><svg:desc>gráfico</svg:desc></draw:frame></text:p>
      <text:p text:style-name="P6"/>
      <text:p text:style-name="P6"/>
      <text:p text:style-name="P6"/>
      <text:p text:style-name="P10">Al analizar los planes generados por estos planificadores para estos problemas nos dimos cuenta de que ninguno de ellos utilizaba el transportador. Para forzar su uso, eliminamos del dominio la posibilidad de no utilizar el <text:soft-page-break/>transportador. <text:s/>Realizamos de nuevo las pruebas, esta vez únicamente con el problema de complejidad 50 y obtuvimos los siguientes resultados:</text:p>
      <text:p text:style-name="P10"/>
      <text:p text:style-name="P10"/>
      <text:p text:style-name="P9"><text:span text:style-name="T7">4</text:span>.- Complejidad 50 <text:s/><text:span text:style-name="T7">con transportador:</text:span></text:p>
      <text:p text:style-name="P9"><draw:frame draw:style-name="fr1" draw:name="Objeto4" text:anchor-type="char" svg:x="0.501cm" svg:y="0.335cm" svg:width="15.998cm" svg:height="8.999cm" draw:z-index="3"><draw:object xlink:href="./Object 4" xlink:type="simple" xlink:show="embed" xlink:actuate="onLoad"/><draw:image xlink:href="./ObjectReplacements/Object 4" xlink:type="simple" xlink:show="embed" xlink:actuate="onLoad"/><svg:desc>gráfico</svg:desc></draw:frame></text:p>
      <text:p text:style-name="P11"/>
      <text:p text:style-name="P11">En esta ocasión, el número de acciones es considerablemente superior en todos los casos, llegando a duplicarse en algunos de ellos. Además, el tiempo tardado para obtener los planes también en mucho mayor, pasando de 7,5 segundos sin utilizar el transportador a 28 segundos utilizándolo, en el caso del planificador Fast Forward.<text:line-break/><text:line-break/>El aumento en el número de acciones se debe pricipalmente a que para mover <text:s/>una caja, si se utiliza el transportador, se realizan 4 acciones: coger la caja con un gripper, meterla en el transportador, coger el transportador y mover el transportador a la localización. Si se utilizan solo los grippers, las acciones se reducen a 2, eliminando los pasos intermedios de dejar la caja en el transportador y coger el transportador, pudiendo tomar la caja y moverse directamente.</text:p>
      <text:p text:style-name="P11"/>
      <text:p text:style-name="P16"><text:span text:style-name="T9">L</text:span><text:span text:style-name="T8">o mismo sucede al dejar una caja en la ubicación destino, necesitando 3 acciones para depositar una caja (dejar el transportador, coger la caja del transportador y dejarla en la localización) en lugar de la única acción necesaria si no se usase el transportador (dejar la caja).</text:span></text:p>
      <text:p text:style-name="P12"/>
      <text:p text:style-name="P12">Por estos motivos los planificadores, al menos en complejidades relativamente pequeñas, prefieren no utilizar el transportador para disminuir el número de acciones de los planes.</text:p>
      <text:p text:style-name="P12"/>
      <text:p text:style-name="P12"/>
      <text:p text:style-name="P16"><text:bookmark text:name="page31R_mcid7"/><text:span text:style-name="T10">4.</text:span><text:span text:style-name="T8"> </text:span><text:span text:style-name="T3">Modifica</text:span><text:span text:style-name="T10"> </text:span><text:span text:style-name="T3">alguno de los problemas</text:span><text:span text:style-name="T10"> </text:span><text:span text:style-name="T3">utilizados en la parte 1 de la práctica</text:span><text:span text:style-name="T10"> </text:span><text:span text:style-name="T3">y</text:span><text:span text:style-name="T10"><text:line-break/></text:span><text:soft-page-break/><text:span text:style-name="T3">que</text:span><text:span text:style-name="T10"> </text:span><text:span text:style-name="T3">el planificador FF pueda resolver en</text:span><text:span text:style-name="T10"> </text:span><text:span text:style-name="T3">algo menos de 5</text:span><text:span text:style-name="T10"> </text:span><text:span text:style-name="T3">minutos,</text:span><text:span text:style-name="T10"> </text:span><text:span text:style-name="T3">generando dos</text:span><text:span text:style-name="T10"> </text:span><text:span text:style-name="T3">versiones:</text:span></text:p>
      <text:p text:style-name="P17"><text:bookmark text:name="page31R_mcid8"/><text:span text:style-name="T8"><text:line-break/></text:span><text:span text:style-name="T1">a.</text:span><text:span text:style-name="T8"> </text:span><text:span text:style-name="T1">Una en la que el dron tenga 4 brazos.</text:span><text:bookmark text:name="page31R_mcid9"/><text:span text:style-name="T8"><text:line-break/></text:span><text:span text:style-name="T1">b.</text:span><text:span text:style-name="T8"> </text:span><text:span text:style-name="T1">Otra</text:span><text:span text:style-name="T8"> </text:span><text:span text:style-name="T1">que haga uso del nuevo dominio con transportadores</text:span><text:span text:style-name="T8"> </text:span><text:span text:style-name="T1">y disponga de un</text:span><text:span text:style-name="T8"> </text:span><text:span text:style-name="T1">transportador de capacidad 4.</text:span></text:p>
      <text:p text:style-name="P17"><text:span text:style-name="T8"><text:line-break/></text:span><text:span text:style-name="T1">Por lo demás, mantén la misma</text:span><text:span text:style-name="T8"> </text:span><text:span text:style-name="T1">configuración del problema en cuanto a número de</text:span><text:span text:style-name="T8"> c</text:span><text:span text:style-name="T1">ajas, personas, asignación de necesidades, etc.</text:span><text:span text:style-name="T8"> </text:span><text:span text:style-name="T1">Resuelve ambos problemas con</text:span><text:span text:style-name="T8"> </text:span><text:span text:style-name="T1">los</text:span><text:span text:style-name="T8"> </text:span><text:span text:style-name="T1">planificadores</text:span><text:span text:style-name="T8"> </text:span><text:span text:style-name="T1">FF,</text:span><text:span text:style-name="T8"> </text:span><text:span text:style-name="T1">LPG-TD y</text:span><text:span text:style-name="T8"> </text:span><text:span text:style-name="T1">SGPlan40</text:span><text:span text:style-name="T8"> </text:span><text:span text:style-name="T1">e indica</text:span><text:span text:style-name="T8"> </text:span><text:span text:style-name="T1">qué</text:span><text:span text:style-name="T8"> </text:span><text:span text:style-name="T1">diferencias se observan</text:span><text:span text:style-name="T8"> </text:span><text:span text:style-name="T1">en los</text:span><text:span text:style-name="T8"> </text:span><text:span text:style-name="T1">tiempos de resolución.</text:span></text:p>
      <text:p text:style-name="P12"/>
      <text:p text:style-name="P12"/>
      <text:p text:style-name="P12"/>
      <text:p text:style-name="P12"/>
      <text:p text:style-name="P12"/>
      <text:p text:style-name="P12">Ejercicio 2.2: Servicio de emergencias, costes de acción</text:p>
      <text:p text:style-name="P12"/>
      <text:p text:style-name="P2">8. Utiliza el generador para generar algunos problemas de prueba de distintos tamaño, manteniendo siempre 1 dron y 1 transportador con tamaño 4. Utiliza estos problemaspara resolver las siguientes preguntas sobre los planificadores Metric-FF y Fastdownard con los alias LAMA (lama), BJOLP (seq-opt-bjolp) <text:span text:style-name="T18">y </text:span>FDSS2 (seq-opt-fdss2):</text:p>
      <text:p text:style-name="P12"/>
      <text:p text:style-name="P2">a. ¿Qué algoritmo de búsqueda usa el planificador Metric-FF? ¿Qué papel tiene el parámetro -w? ¿Qué ocurriría si le diésemos el valor 1? ¿Y si le diésemos un valor muy alto?</text:p>
      <text:p text:style-name="P2"/>
      <text:p text:style-name="P18"><text:span text:style-name="T11">Si se utiliza la configuración por defecto, el planificador Metric-FF utiliza primero el algoritmo de búsqueda </text:span><text:span text:style-name="T8">Enforced Hill-Climbing </text:span><text:span text:style-name="T16">con poda de acciones útiles (solo considera las acciones relevantes para alcanzar lel objetivo) y después utiliza Breadth-First Search (BFS o <text:s/>búsqueda en anchura). EL primer algoritmo evalúa la calidad de los estados vecinos y escoge como siguiente estado el que más le permita acercarse al objetivo. Si no logra encontrar una solución cambia al algoritmo de búsqueda en anchura.</text:span></text:p>
      <text:p text:style-name="P19"><text:span text:style-name="T16"><text:line-break/>Este algoritmo (EFC) utiliza una función heurística para alcanzar su objetivo y el parámetro -w establece la importancia que se le va a dar a dicha función heurística durante el desarrollo del algoritmo. S</text:span><text:span text:style-name="T17">i se le diese un valor de 1, se le estaría asignando la misma importancia que al coste acumulado real para alcanzar el objetivo. Si se le diese un valor “muy alto”, se le estaría dando una importancia mayor a la heurística de la que se le daría al coste real.<text:line-break/><text:line-break/>En el primer caso, el plan puede tardar más en generarse ya que en cada paso se tienen muy en cuenta los costes reales y se realiza un análisis detallado de cada opción antes de tomar una decisión. Esto también podría hacer que el plan obtenido sea más óptimo, debido a que se ha basado en costes reales en lugar de costes estimados (de la heurística). <text:line-break/><text:line-break/>En el segundo caso, la búsqueda se centra más en la estimación de costes, lo que la hace más rápida y podría acelerar el proceso de obtención del plan. Por </text:span><text:soft-page-break/><text:span text:style-name="T17">otra parte, al no realizar un análisis tan exhaustivo, la solución obtenida puede ser subóptima (esto también depende de la calidad de la función heurística utilizada).</text:span></text:p>
      <text:p text:style-name="P24"/>
      <text:p text:style-name="P21"><text:span text:style-name="T17">P</text:span><text:span text:style-name="T8">ara comprobar si estas afirmaciones se corresponden con la realidad hemos utilizado el planificador Metric-ff con la configuración 3 (A* ponderado) para resolver 3 problemas de complejidad 20, 40 y 60. <text:line-break/><text:line-break/>1.- Heurística con valor 1:</text:span></text:p>
      <text:p text:style-name="P24"><text:s/></text:p>
      <text:p text:style-name="P2"/>
      <text:p text:style-name="P2">b. ¿Qué tipo de planificador es LAMA? ¿Qué ocurre cuando llamamos a</text:p>
      <text:p text:style-name="P2">downward.sif con la opción --alias lama-first? ¿Y con la opción –alias lama?</text:p>
      <text:p text:style-name="P2"/>
      <text:p text:style-name="P20"><text:span text:style-name="T12">El planificador </text:span><text:span text:style-name="T13">LAMA </text:span><text:span text:style-name="T12">(</text:span><text:span text:style-name="T8">Landmark-Aware Model-agnostic Architecture</text:span>) <text:span text:style-name="T13"><text:s/>es un planificador basado en el sistema Fast Downward que utiliza dos algoritmos de búsqueda: una búsqueda </text:span><text:span text:style-name="T12">Best-First (primero el mejor) </text:span><text:span text:style-name="T13">que encuentra soluciones rápidas, y una búsqueda A* ponderada, </text:span><text:span text:style-name="T12">más lenta y cuyas soluciones presentan una mejor calidad</text:span><text:span text:style-name="T13">. </text:span></text:p>
      <text:p text:style-name="P25"/>
      <text:p text:style-name="P20"><text:span text:style-name="T13">Utiliza dos funciones heurísticas para guiar la búsqueda: la heurística de landmarks y una variante de la heurística FF. </text:span><text:span text:style-name="T12">La heurística de landmarks utiliza conjuntos de estados pequeños que el planfiicador debe visitar para alcanzar su objetivo, permitiendo reducir el conjunto de búsqueda y dirigiéndose a nodos, en principio, mejores.</text:span></text:p>
      <text:p text:style-name="P26"/>
      <text:p text:style-name="P26">Si se utiliza la opción –alias lama-first se le asigna una mayor relevancia a la heurística, encontrando soluciones más rápidamente, pero menos óptimas.</text:p>
      <text:p text:style-name="P26">Si se utiliza la opción -alias lama </text:p>
      <text:p text:style-name="P25"/>
      <text:p text:style-name="P2"/>
      <text:p text:style-name="P2"/>
      <text:p text:style-name="P3">c. ¿Qué tipo de planificador es BJOLP? ¿Qué tamaño de problema es capaz de <text:span text:style-name="T19">r</text:span>esolver en menos de 5 minutos? ¿Cómo se comporta respecto a LAMA en este problema? ¿Qué planificador sería más adecuado utilizar en una situación como la planteada en esta práctica?</text:p>
      <text:p text:style-name="P3"/>
      <text:p text:style-name="P22"><text:span text:style-name="T14">Es un planificador en línea, no genera un plan completo para alcanzar un objetivo sino que durante su ejecución es capaz de adaptarse a los cambios de su entorno y tomar decisiones acorde a estos. <text:line-break/><text:line-break/></text:span><text:span text:style-name="T15">El problema de mayor complejidad que puede resolver en menos de 5 minutos es de complejidad 7, en 48 segundos. Para resolver el problema de complejidad 8 llega a tardar 9 minutos y medio (560 segundos). <text:line-break/><text:line-break/>Para hacer más apreciables las diferencias entre BJOLP y LAMA utilizaremos este segundo problema, de complejidad 8.</text:span></text:p>
      <text:p text:style-name="P27"/>
      <text:p text:style-name="P28">1.- Problema de complejidad 8.</text:p>
      <text:p text:style-name="P2"/>
      <text:p text:style-name="P2"><draw:frame draw:style-name="fr1" draw:name="Objeto5" text:anchor-type="char" svg:x="0.501cm" svg:y="0.335cm" svg:width="15.998cm" svg:height="8.999cm" draw:z-index="4"><draw:object xlink:href="./Object 5" xlink:type="simple" xlink:show="embed" xlink:actuate="onLoad"/><draw:image xlink:href="./ObjectReplacements/Object 5" xlink:type="simple" xlink:show="embed" xlink:actuate="onLoad"/><svg:desc>gráfico</svg:desc></draw:frame><text:soft-page-break/></text:p>
      <text:p text:style-name="P2"/>
      <text:p text:style-name="P2"/>
      <text:p text:style-name="P14">En base a estos datos, la elección de un planificador u otro dependerá del tiempo que tengamos para generar un plan. Si se pone el enfoque en la inmediatez, el planificador LAMA es capaz de generar un plan en menos de un segundo. Por otro lado, si se busca un plan óptimo o más eficiente deberíamos utilizar el planificador BJOLP que ,pese a tardar considerablemente más tiempo en generarlo, su coste en acciones es muy inferior (360 BJOLP, 1400 LAMA).</text:p>
      <text:p text:style-name="P2"/>
      <text:p text:style-name="P2"/>
      <text:p text:style-name="P2"/>
      <text:p text:style-name="P2"/>
      <text:p text:style-name="P2">d. ¿Qué tipo de planificador es FDSS? ¿En qué consiste un planificador de tipo“portfolio”? ¿Cuánto tarda en resolver el problema generado en el apartado c, en el que BJOLP tardaba 5 minutos aproximadamente?</text:p>
      <text:p text:style-name="P2"/>
      <text:p text:style-name="P13">El planificador FDSS (Fast Downward Stone Soup) es de tipo "portfolio" basado en el sistema de planificación Fast Downward. </text:p>
      <text:p text:style-name="P13"/>
      <text:p text:style-name="P13">Un planificador de tipo "portfolio" es capaz de combinar distintas técnicas, algoritmos y heurísticas para <text:span text:style-name="T20">encontrar la mejor solución a un problema, pudiendo ejecutar multiples configuraciones de forma paralela o secuencial, adaptándose a las características del problema</text:span>.</text:p>
      <text:p text:style-name="P13"/>
      <text:p text:style-name="P29">1.- Problema de complejidad 8.</text:p>
      <text:p text:style-name="P13"><draw:frame draw:style-name="fr1" draw:name="Objeto6" text:anchor-type="char" svg:x="0.501cm" svg:y="0.335cm" svg:width="15.998cm" svg:height="8.999cm" draw:z-index="5"><draw:object xlink:href="./Object 6" xlink:type="simple" xlink:show="embed" xlink:actuate="onLoad"/><draw:image xlink:href="./ObjectReplacements/Object 6" xlink:type="simple" xlink:show="embed" xlink:actuate="onLoad"/><svg:desc>gráfico</svg:desc></draw:frame><text:soft-page-break/></text:p>
      <text:p text:style-name="P13"/>
      <text:p text:style-name="P13"/>
      <text:p text:style-name="P15">En el caso del planificador FDSS, el tiempo necesitado para generar un plan ha sido de 0.090 segundos y su coste es de 716. Su coste en comparación con el obtenido con BJOLP sigue siendo elevado, pero ha sido capaz de reducir a la mitad el número de acciones generado por el planificador LAMA con la opción lama-first, tardando el mismo tiempo en obtener el pl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San serif" svg:font-family="'San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1T16:06:52.761741337</meta:creation-date>
    <dc:date>2023-03-22T14:05:33.813720228</dc:date>
    <meta:editing-duration>PT45M51S</meta:editing-duration>
    <meta:editing-cycles>5</meta:editing-cycles>
    <meta:generator>LibreOffice/6.4.7.2$Linux_X86_64 LibreOffice_project/40$Build-2</meta:generator>
    <meta:document-statistic meta:table-count="0" meta:image-count="0" meta:object-count="6" meta:page-count="7" meta:paragraph-count="41" meta:word-count="1453" meta:character-count="9021" meta:non-whitespace-character-count="758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814cm" svg:y="3.951cm" style:legend-expansion="high" chart:style-name="ch2"/>
        <chart:plot-area chart:style-name="ch3" chart:data-source-has-labels="both" svg:x="0.319cm" svg:y="0.179cm" svg:width="13.176cm" svg:height="8.641cm">
          <chartooo:coordinate-region svg:x="0.94cm" svg:y="0.379cm" svg:width="12.555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iones</text:p>
              </table:table-cell>
              <table:table-cell office:value-type="string">
                <text:p>Tiempo</text:p>
              </table:table-cell>
            </table:table-row>
          </table:table-header-rows>
          <table:table-rows>
            <table:table-row>
              <table:table-cell office:value-type="string">
                <text:p>FF</text:p>
              </table:table-cell>
              <table:table-cell office:value-type="float" office:value="39">
                <text:p>39</text:p>
              </table:table-cell>
              <table:table-cell office:value-type="float" office:value="1">
                <text:p>1</text:p>
              </table:table-cell>
            </table:table-row>
            <table:table-row>
              <table:table-cell office:value-type="string">
                <text:p>LPG-TD</text:p>
              </table:table-cell>
              <table:table-cell office:value-type="float" office:value="42">
                <text:p>42</text:p>
              </table:table-cell>
              <table:table-cell office:value-type="float" office:value="1">
                <text:p>1</text:p>
              </table:table-cell>
            </table:table-row>
            <table:table-row>
              <table:table-cell office:value-type="string">
                <text:p>SGPLAN40</text:p>
              </table:table-cell>
              <table:table-cell office:value-type="float" office:value="40">
                <text:p>40</text:p>
              </table:table-cell>
              <table:table-cell office:value-type="float" office:value="1">
                <text:p>1</text:p>
              </table:table-cell>
            </table:table-row>
            <table:table-row>
              <table:table-cell office:value-type="string">
                <text:p>FastDownward</text:p>
              </table:table-cell>
              <table:table-cell office:value-type="float" office:value="48">
                <text:p>48</text:p>
              </table:table-cell>
              <table:table-cell office:value-type="float" office:value="1">
                <text:p>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814cm" svg:y="3.951cm" style:legend-expansion="high" chart:style-name="ch2"/>
        <chart:plot-area chart:style-name="ch3" chart:data-source-has-labels="both" svg:x="0.319cm" svg:y="0.179cm" svg:width="13.176cm" svg:height="8.641cm">
          <chartooo:coordinate-region svg:x="1.126cm" svg:y="0.379cm" svg:width="12.369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iones</text:p>
              </table:table-cell>
              <table:table-cell office:value-type="string">
                <text:p>Tiempo</text:p>
              </table:table-cell>
            </table:table-row>
          </table:table-header-rows>
          <table:table-rows>
            <table:table-row>
              <table:table-cell office:value-type="string">
                <text:p>FF</text:p>
              </table:table-cell>
              <table:table-cell office:value-type="float" office:value="80">
                <text:p>80</text:p>
              </table:table-cell>
              <table:table-cell office:value-type="float" office:value="1">
                <text:p>1</text:p>
              </table:table-cell>
            </table:table-row>
            <table:table-row>
              <table:table-cell office:value-type="string">
                <text:p>LPG-TD</text:p>
              </table:table-cell>
              <table:table-cell office:value-type="float" office:value="81">
                <text:p>81</text:p>
              </table:table-cell>
              <table:table-cell office:value-type="float" office:value="1">
                <text:p>1</text:p>
              </table:table-cell>
            </table:table-row>
            <table:table-row>
              <table:table-cell office:value-type="string">
                <text:p>SGPLAN40</text:p>
              </table:table-cell>
              <table:table-cell office:value-type="float" office:value="84">
                <text:p>84</text:p>
              </table:table-cell>
              <table:table-cell office:value-type="float" office:value="1">
                <text:p>1</text:p>
              </table:table-cell>
            </table:table-row>
            <table:table-row>
              <table:table-cell office:value-type="string">
                <text:p>FastDownward</text:p>
              </table:table-cell>
              <table:table-cell office:value-type="float" office:value="105">
                <text:p>105</text:p>
              </table:table-cell>
              <table:table-cell office:value-type="float" office:value="1">
                <text:p>1</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814cm" svg:y="3.951cm" style:legend-expansion="high" chart:style-name="ch2"/>
        <chart:plot-area chart:style-name="ch3" chart:data-source-has-labels="both" svg:x="0.319cm" svg:y="0.179cm" svg:width="13.176cm" svg:height="8.641cm">
          <chartooo:coordinate-region svg:x="1.126cm" svg:y="0.379cm" svg:width="12.369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iones</text:p>
              </table:table-cell>
              <table:table-cell office:value-type="string">
                <text:p>Tiempo</text:p>
              </table:table-cell>
            </table:table-row>
          </table:table-header-rows>
          <table:table-rows>
            <table:table-row>
              <table:table-cell office:value-type="string">
                <text:p>FF</text:p>
              </table:table-cell>
              <table:table-cell office:value-type="float" office:value="210">
                <text:p>210</text:p>
              </table:table-cell>
              <table:table-cell office:value-type="float" office:value="7.5">
                <text:p>7.5</text:p>
              </table:table-cell>
            </table:table-row>
            <table:table-row>
              <table:table-cell office:value-type="string">
                <text:p>LPG-TD</text:p>
              </table:table-cell>
              <table:table-cell office:value-type="float" office:value="201">
                <text:p>201</text:p>
              </table:table-cell>
              <table:table-cell office:value-type="float" office:value="6.5">
                <text:p>6.5</text:p>
              </table:table-cell>
            </table:table-row>
            <table:table-row>
              <table:table-cell office:value-type="string">
                <text:p>SGPLAN40</text:p>
              </table:table-cell>
              <table:table-cell office:value-type="float" office:value="227">
                <text:p>227</text:p>
              </table:table-cell>
              <table:table-cell office:value-type="float" office:value="5">
                <text:p>5</text:p>
              </table:table-cell>
            </table:table-row>
            <table:table-row>
              <table:table-cell office:value-type="string">
                <text:p>FastDownward</text:p>
              </table:table-cell>
              <table:table-cell office:value-type="float" office:value="261">
                <text:p>261</text:p>
              </table:table-cell>
              <table:table-cell office:value-type="float" office:value="3">
                <text:p>3</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814cm" svg:y="3.951cm" style:legend-expansion="high" chart:style-name="ch2"/>
        <chart:plot-area chart:style-name="ch3" chart:data-source-has-labels="both" svg:x="0.319cm" svg:y="0.179cm" svg:width="13.176cm" svg:height="8.641cm">
          <chartooo:coordinate-region svg:x="1.126cm" svg:y="0.379cm" svg:width="12.369cm" svg:height="7.794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iones</text:p>
              </table:table-cell>
              <table:table-cell office:value-type="string">
                <text:p>Tiempo</text:p>
              </table:table-cell>
            </table:table-row>
          </table:table-header-rows>
          <table:table-rows>
            <table:table-row>
              <table:table-cell office:value-type="string">
                <text:p>FF</text:p>
              </table:table-cell>
              <table:table-cell office:value-type="float" office:value="405">
                <text:p>405</text:p>
              </table:table-cell>
              <table:table-cell office:value-type="float" office:value="28">
                <text:p>28</text:p>
              </table:table-cell>
            </table:table-row>
            <table:table-row>
              <table:table-cell office:value-type="string">
                <text:p>SGPLAN40</text:p>
              </table:table-cell>
              <table:table-cell office:value-type="float" office:value="520">
                <text:p>520</text:p>
              </table:table-cell>
              <table:table-cell office:value-type="float" office:value="13">
                <text:p>13</text:p>
              </table:table-cell>
            </table:table-row>
            <table:table-row>
              <table:table-cell office:value-type="string">
                <text:p>FastDownward</text:p>
              </table:table-cell>
              <table:table-cell office:value-type="float" office:value="469">
                <text:p>469</text:p>
              </table:table-cell>
              <table:table-cell office:value-type="float" office:value="3.6">
                <text:p>3.6</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814cm" svg:y="3.951cm" style:legend-expansion="high" chart:style-name="ch2"/>
        <chart:plot-area chart:style-name="ch3" chart:data-source-has-labels="both" svg:x="0.319cm" svg:y="0.179cm" svg:width="13.176cm" svg:height="8.641cm">
          <chartooo:coordinate-region svg:x="1.311cm" svg:y="0.379cm" svg:width="12.184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iones</text:p>
              </table:table-cell>
              <table:table-cell office:value-type="string">
                <text:p>Tiempo</text:p>
              </table:table-cell>
            </table:table-row>
          </table:table-header-rows>
          <table:table-rows>
            <table:table-row>
              <table:table-cell office:value-type="string">
                <text:p>BJOLP</text:p>
              </table:table-cell>
              <table:table-cell office:value-type="float" office:value="360">
                <text:p>360</text:p>
              </table:table-cell>
              <table:table-cell office:value-type="float" office:value="560">
                <text:p>560</text:p>
              </table:table-cell>
            </table:table-row>
            <table:table-row>
              <table:table-cell office:value-type="string">
                <text:p>LAMA-FIRST</text:p>
              </table:table-cell>
              <table:table-cell office:value-type="float" office:value="1400">
                <text:p>1400</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814cm" svg:y="3.951cm" style:legend-expansion="high" chart:style-name="ch2"/>
        <chart:plot-area chart:style-name="ch3" chart:data-source-has-labels="both" svg:x="0.319cm" svg:y="0.179cm" svg:width="13.176cm" svg:height="8.641cm">
          <chartooo:coordinate-region svg:x="1.126cm" svg:y="0.379cm" svg:width="12.369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iones</text:p>
              </table:table-cell>
              <table:table-cell office:value-type="string">
                <text:p>Tiempo</text:p>
              </table:table-cell>
            </table:table-row>
          </table:table-header-rows>
          <table:table-rows>
            <table:table-row>
              <table:table-cell office:value-type="string">
                <text:p>BJOLP</text:p>
              </table:table-cell>
              <table:table-cell office:value-type="float" office:value="360">
                <text:p>360</text:p>
              </table:table-cell>
              <table:table-cell office:value-type="float" office:value="560">
                <text:p>560</text:p>
              </table:table-cell>
            </table:table-row>
            <table:table-row>
              <table:table-cell office:value-type="string">
                <text:p>FDSS</text:p>
              </table:table-cell>
              <table:table-cell office:value-type="float" office:value="716">
                <text:p>716</text:p>
              </table:table-cell>
              <table:table-cell office:value-type="float" office:value="1">
                <text:p>1</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